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Exo" svg:font-family="Exo, sans-serif"/>
    <style:font-face style:name="Garamond" svg:font-family="Garamond, serif"/>
    <style:font-face style:name="Garamond1" svg:font-family="Garamond, serif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loext:graphic-properties draw:fill="none" draw:fill-color="#ffffff"/>
      <style:paragraph-properties fo:margin-left="0cm" fo:margin-right="0cm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/>
    </style:style>
    <style:style style:name="P5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11pt" fo:font-style="italic" style:text-underline-style="none" fo:font-weight="bold" style:text-blinking="false" fo:background-color="transparent"/>
    </style:style>
    <style:style style:name="P1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color="#000000" loext:opacity="100%" style:font-name="Arial2" fo:font-size="11pt"/>
    </style:style>
    <style:style style:name="P1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style:text-underline-style="none" style:text-blinking="false" fo:background-color="transparent" style:font-name-asian="Arial2" style:font-size-asian="12pt" style:font-style-asian="normal" style:font-weight-asian="normal"/>
    </style:style>
    <style:style style:name="P1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Arial2" fo:font-size="11pt" style:text-underline-style="none" style:text-blinking="false" fo:background-color="transparent"/>
    </style:style>
    <style:style style:name="P16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3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2" fo:font-size="11pt" style:text-underline-style="none" style:text-blinking="false" fo:background-color="transparent"/>
    </style:style>
    <style:style style:name="P17" style:family="paragraph" style:parent-style-name="Text_20_body">
      <style:paragraph-properties fo:margin-top="0cm" fo:margin-bottom="0cm" style:contextual-spacing="false" fo:line-height="138%"/>
      <style:text-properties fo:color="#000000" loext:opacity="100%" style:font-name="Arial2" fo:font-size="11pt"/>
    </style:style>
    <style:style style:name="P18" style:family="paragraph" style:parent-style-name="Text_20_body">
      <style:paragraph-properties fo:margin-left="0cm" fo:margin-right="0cm" fo:margin-top="0.423cm" fo:margin-bottom="0cm" style:contextual-spacing="false" fo:line-height="138%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9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</style:style>
    <style:style style:name="P2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2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.423cm" style:contextual-spacing="false" fo:line-height="138%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style:font-name-asian="Arial2" style:font-size-asian="12pt" style:font-style-asian="normal" style:font-weight-asian="normal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Exo" fo:font-size="10pt" fo:font-style="normal" style:text-underline-style="none" fo:font-weight="normal" officeooo:paragraph-rsid="00163648" style:text-blinking="false" fo:background-color="#ffffff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 officeooo:paragraph-rsid="00151dca"/>
    </style:style>
    <style:style style:name="P25" style:family="paragraph" style:parent-style-name="Text_20_body">
      <style:text-properties fo:font-weight="normal" officeooo:paragraph-rsid="001a7f65"/>
    </style:style>
    <style:style style:name="P26" style:family="paragraph" style:parent-style-name="Text_20_body">
      <style:paragraph-properties fo:break-before="page"/>
      <style:text-properties fo:font-weight="normal" officeooo:paragraph-rsid="001a7f65"/>
    </style:style>
    <style:style style:name="P27" style:family="paragraph" style:parent-style-name="Text_20_body">
      <style:text-properties fo:font-variant="normal" fo:text-transform="none" fo:color="#404040" loext:opacity="100%" style:text-line-through-style="none" style:text-line-through-type="none" style:font-name="Garamond" fo:font-size="16pt" fo:font-style="normal" style:text-underline-style="none" fo:font-weight="bold" officeooo:paragraph-rsid="001a7f65" style:text-blinking="false" fo:background-color="transparent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fo:padding-left="0cm" fo:padding-right="0cm" fo:padding-top="0cm" fo:padding-bottom="0.049cm" fo:border-left="none" fo:border-right="none" fo:border-top="none" fo:border-bottom="0.74pt solid #000000" style:writing-mode="lr-tb"/>
      <style:text-properties fo:font-weight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weight="normal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</style:style>
    <style:style style:name="P32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/>
    </style:style>
    <style:style style:name="P33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10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font-name="Garamond1"/>
    </style:style>
    <style:style style:name="P36" style:family="paragraph" style:parent-style-name="Text_20_body" style:list-style-name="L11">
      <style:paragraph-properties fo:margin-top="0cm" fo:margin-bottom="0cm" style:contextual-spacing="false" fo:line-height="120%" style:writing-mode="lr-tb"/>
      <style:text-properties style:font-name="Garamond1" officeooo:paragraph-rsid="001c309e"/>
    </style:style>
    <style:style style:name="P37" style:family="paragraph" style:parent-style-name="Text_20_body">
      <style:paragraph-properties fo:margin-top="0cm" fo:margin-bottom="0cm" style:contextual-spacing="false" fo:line-height="120%" style:writing-mode="lr-tb"/>
      <style:text-properties style:font-name="Garamond1" officeooo:paragraph-rsid="001c309e"/>
    </style:style>
    <style:style style:name="P38" style:family="paragraph" style:parent-style-name="Text_20_body" style:list-style-name="L12">
      <style:paragraph-properties fo:margin-top="0cm" fo:margin-bottom="0cm" style:contextual-spacing="false" fo:line-height="120%" style:writing-mode="lr-tb"/>
      <style:text-properties style:font-name="Garamond1" officeooo:paragraph-rsid="001c309e"/>
    </style:style>
    <style:style style:name="P39" style:family="paragraph" style:parent-style-name="Text_20_body" style:list-style-name="L13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/>
    </style:style>
    <style:style style:name="P40" style:family="paragraph" style:parent-style-name="Text_20_body" style:list-style-name="L13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/>
    </style:style>
    <style:style style:name="P42" style:family="paragraph" style:parent-style-name="Text_20_body" style:list-style-name="L14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 fo:background-color="transparent"/>
    </style:style>
    <style:style style:name="P44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/>
    </style:style>
    <style:style style:name="P45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 fo:background-color="transparent"/>
    </style:style>
    <style:style style:name="P46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style:text-blinking="false" fo:background-color="transparent"/>
    </style:style>
    <style:style style:name="P47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officeooo:paragraph-rsid="001a7f65" style:text-blinking="false" fo:background-color="transparent"/>
    </style:style>
    <style:style style:name="P48" style:family="paragraph" style:parent-style-name="Text_20_body">
      <loext:graphic-properties draw:fill-color="#ffffff"/>
      <style:paragraph-properties fo:line-height="120%"/>
      <style:text-properties fo:color="#000000" loext:opacity="100%" style:font-name="Garamond" fo:font-size="10.5pt" officeooo:paragraph-rsid="001a7f65"/>
    </style:style>
    <style:style style:name="P49" style:family="paragraph" style:parent-style-name="Text_20_body">
      <loext:graphic-properties draw:fill-color="#ffffff"/>
      <style:paragraph-properties fo:line-height="120%"/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normal" officeooo:paragraph-rsid="001a7f65" style:text-blinking="false" fo:background-color="transparent"/>
    </style:style>
    <style:style style:name="P50" style:family="paragraph" style:parent-style-name="Text_20_body">
      <loext:graphic-properties draw:fill-color="#ffffff"/>
      <style:paragraph-properties fo:line-height="120%"/>
      <style:text-properties fo:color="#000000" loext:opacity="100%" style:font-name="Garamond" fo:font-size="10.5pt"/>
    </style:style>
    <style:style style:name="T1" style:family="text">
      <style:text-properties officeooo:rsid="00129227"/>
    </style:style>
    <style:style style:name="T2" style:family="text">
      <style:text-properties officeooo:rsid="0013d1be"/>
    </style:style>
    <style:style style:name="T3" style:family="text">
      <style:text-properties fo:font-size="12pt"/>
    </style:style>
    <style:style style:name="T4" style:family="text">
      <style:text-properties style:font-name-asian="Arial2" style:font-size-asian="12pt" style:font-style-asian="normal" style:font-weight-asian="normal"/>
    </style:style>
    <style:style style:name="T5" style:family="text">
      <style:text-properties fo:font-size="12pt" fo:font-style="normal" fo:font-weight="normal"/>
    </style:style>
    <style:style style:name="T6" style:family="text">
      <style:text-properties style:font-name="Arial2" fo:font-size="12pt" fo:font-style="normal" fo:font-weight="normal"/>
    </style:style>
    <style:style style:name="T7" style:family="text">
      <style:text-properties officeooo:rsid="001a7f65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Garamond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Garamond" fo:font-size="10.5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Garamond" fo:font-size="10.5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weight="bold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404040" loext:opacity="100%" style:text-line-through-style="none" style:text-line-through-type="none" style:font-name="Garamond" fo:font-size="10.5pt" fo:font-style="normal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Garamond" fo:font-size="10.5pt" fo:language="en" fo:country="US" fo:font-style="normal" style:text-underline-style="none" officeooo:rsid="001a7f65" style:text-blinking="false" fo:background-color="transparent" loext:char-shading-value="0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a61c2e79-7fff-89ce-0694-acda6e9a8454"/>Technical Skills: Python, C, JavaScript, Pandas, NumPy, Matplotlib, Scikit-learn, PyTorch, PostgreSQL, Microsoft Office (including Excel VBA), Webdev</text:p>
      <text:p text:style-name="Text_20_body"/>
      <text:p text:style-name="P1">In-depth explanation of the skills</text:p>
      <text:p text:style-name="P1">Python: Strong proficiency</text:p>
      <text:list text:style-name="L1">
        <text:list-item>
          <text:p text:style-name="P2">Strong working knowledge of Python. Able to use Python to achieve many tasks </text:p>
        </text:list-item>
        <text:list-item>
          <text:p text:style-name="P2">Data analysis using NumPy and Pandas </text:p>
        </text:list-item>
        <text:list-item>
          <text:p text:style-name="P2">Machine learning with Scikit-learn</text:p>
        </text:list-item>
        <text:list-item>
          <text:p text:style-name="P2">Deep learning through PyTorch. Built a 3D CNN yoga pose recognition program. </text:p>
        </text:list-item>
        <text:list-item>
          <text:p text:style-name="P2">Web server backend using Django</text:p>
        </text:list-item>
        <text:list-item>
          <text:p text:style-name="P2">Data visualization through Matplotlib and Seaborn</text:p>
        </text:list-item>
      </text:list>
      <text:p text:style-name="Text_20_body"/>
      <text:p text:style-name="P1">JavaScript: Proficient</text:p>
      <text:list text:style-name="L2">
        <text:list-item>
          <text:p text:style-name="P3">Web frontend: React.js and Next.js (e.g. E-commerce website)</text:p>
        </text:list-item>
        <text:list-item>
          <text:p text:style-name="P3">3D rendering: Three.js and React Three Fiber to build a 3D kitchen designing website</text:p>
        </text:list-item>
        <text:list-item>
          <text:p text:style-name="P4"/>
        </text:list-item>
      </text:list>
      <text:p text:style-name="Text_20_body"/>
      <text:p text:style-name="P1">PostgreSQL:</text:p>
      <text:list text:style-name="L3">
        <text:list-item>
          <text:p text:style-name="P5">Working knowledge of using PostgreSQL for various types of database operations e.g. CRUD operations and integration in web development</text:p>
        </text:list-item>
        <text:list-item>
          <text:p text:style-name="P5">Created the database for my E-commerce website using PostgreSQL database</text:p>
        </text:list-item>
      </text:list>
      <text:p text:style-name="Text_20_body"/>
      <text:p text:style-name="P1">Microsoft Office:</text:p>
      <text:list text:style-name="L4">
        <text:list-item>
          <text:p text:style-name="P6">Most of the Microsoft office softwares such as Excel. Had experience developing an inventory management platform using VBA for automation tasks in Microsoft Excel</text:p>
        </text:list-item>
      </text:list>
      <text:p text:style-name="Text_20_body"/>
      <text:p text:style-name="P1">Web development:</text:p>
      <text:list text:style-name="L5">
        <text:list-item>
          <text:p text:style-name="P7">Frameworks: React, Next.js, Django</text:p>
        </text:list-item>
        <text:list-item>
          <text:p text:style-name="P7">E-commerce and ERP platforms built from scratch</text:p>
        </text:list-item>
        <text:list-item>
          <text:p text:style-name="P7">Full-stack capability demonstrated in real projects</text:p>
        </text:list-item>
      </text:list>
      <text:p text:style-name="Text_20_body"/>
      <text:p text:style-name="P8">Projects developed:</text:p>
      <text:p text:style-name="P1">The following projects were developed during my internship at a furniture manufacturing and wholesale business: <text:s/>2024/12 – 2025/1</text:p>
      <text:list text:style-name="L6">
        <text:list-item>
          <text:p text:style-name="P9">Automated Salary Calculation: Developed a Python-based program using Pandas and NumPy to extract employee’s attendance data and calculate monthly salaries based on a set of rules, replacing existing laborious manual processes with automation for improved accuracy and efficiency. The half-day manual process involving both the manager and the accountant now takes just 10 minutes. Coupled with Mathplotlib and Seaborn, the tool can <text:soft-page-break/>generate insightful reports and data visualization for each individual employee and the overall workforce report</text:p>
        </text:list-item>
      </text:list>
      <text:p text:style-name="Text_20_body"/>
      <text:list text:style-name="L7">
        <text:list-item>
          <text:p text:style-name="P10">E-commerce Website Development: Built an IKEA-style online store using React, Next.js and PostgreSQL to sell furniture and construction materials, enhancing user experience and establishing the company's digital sales channel.</text:p>
        </text:list-item>
      </text:list>
      <text:p text:style-name="Text_20_body"/>
      <text:list text:style-name="L8">
        <text:list-item>
          <text:p text:style-name="P11">3D Kitchen Planner: Developed an interactive 3D kitchen design tool with Three.js and React Three Fiber, allowing customers to create custom kitchen layouts; integrated with CNC machines by converting designs into working G-Code, streamlining production and increasing efficiency.</text:p>
        </text:list-item>
      </text:list>
      <text:p text:style-name="Text_20_body"/>
      <text:p text:style-name="P1">The following projects were developed as part of university courses:</text:p>
      <text:p text:style-name="Text_20_body"/>
      <text:p text:style-name="P12">Book Recommendation System</text:p>
      <text:p text:style-name="P1">02/06/2024 - 08/08/2024  Team Project (4 members)</text:p>
      <text:p text:style-name="Text_20_body"/>
      <text:p text:style-name="P1">Project Overview:</text:p>
      <text:p text:style-name="P1">Developed a book recommendation system aimed at improving user satisfaction by suggesting books based on users' reading history.</text:p>
      <text:p text:style-name="Text_20_body"/>
      <text:p text:style-name="P1">Objective:</text:p>
      <text:p text:style-name="P1">To recommend relevant and personalized books to users by analysing their past <text:span text:style-name="T1">book</text:span> reading history <text:span text:style-name="T1">and their respective book ratings </text:span>and <text:span text:style-name="T2">to </text:span>maximis<text:span text:style-name="T2">e</text:span> recommendation <text:span text:style-name="T1">relevancy</text:span>.</text:p>
      <text:p text:style-name="Text_20_body"/>
      <text:p text:style-name="P1">Solution:</text:p>
      <text:p text:style-name="P1">Implemented the system using Python and key machine learning libraries including Pandas, NumPy, and Scikit-learn. The hybrid recommendation approach combined both content-based filtering <text:span text:style-name="T1">i.e. recommending books that have high similarity to books the user read in the past </text:span>and collaborative filtering methods <text:span text:style-name="T1">i.e. predicting user preferences by decomposing user-book interaction matrix into 2 lower-dimensional latent matrices using matrix factorization</text:span>.</text:p>
      <text:p text:style-name="Text_20_body"/>
      <text:p text:style-name="P1">Key Outcomes:</text:p>
      <text:p text:style-name="P1">Conducted a <text:span text:style-name="T1">real-world </text:span>user study where <text:span text:style-name="T1">a </text:span>participant entered their favourite books, and the system successfully recommended 10 highly relevant titles in a timely manner. User feedback confirmed that the suggestions were engaging and closely aligned with their reading interests.</text:p>
      <text:p text:style-name="Text_20_body"/>
      <text:p text:style-name="P1">Responsibilities:</text:p>
      <text:p text:style-name="Text_20_body"/>
      <text:p text:style-name="P1"><text:soft-page-break/>Led the data acquisition process by <text:span text:style-name="T1">web </text:span>scraping book information from online sources such as Google Books <text:span text:style-name="T1">and Open Library</text:span>.</text:p>
      <text:p text:style-name="Text_20_body"/>
      <text:p text:style-name="P1">Played a key role in <text:span text:style-name="T2">drafting the initial project proposal and in </text:span>designing the <text:span text:style-name="T1">overall framework of the</text:span> hybrid recommendation engine.</text:p>
      <text:p text:style-name="Text_20_body"/>
      <text:p text:style-name="P1">Solely responsible for the design and development of the <text:span text:style-name="T1">collaborative-</text:span>filtering <text:span text:style-name="T1">recommendation </text:span>component <text:span text:style-name="T1">and also the integration of it with the content-based recommendation component. The final outcome is that the system can produce top-10 book recommendation to the user.</text:span></text:p>
      <text:p text:style-name="P1"/>
      <text:p text:style-name="P1"><text:bookmark text:name="docs-internal-guid-0b53ce04-7fff-b41b-fbd4-89ec2b7498f4"/><text:span text:style-name="T3">2024.08 “</text:span><text:span text:style-name="T4">书籍推荐系统”项目开发</text:span></text:p>
      <text:p text:style-name="P13"/>
      <text:p text:style-name="P14">项目描述：</text:p>
      <text:p text:style-name="P15"><text:span text:style-name="T4">本项目旨在构建一个书籍推荐系统，根据用户过往阅读的书籍记录，推荐相关书籍以最大化用户满意度。项目使用 </text:span><text:span text:style-name="T5">Python </text:span><text:span text:style-name="T4">及主流机器学习库（如 </text:span><text:span text:style-name="T5">pandas</text:span><text:span text:style-name="T4">、</text:span><text:span text:style-name="T5">numpy</text:span><text:span text:style-name="T4">、</text:span><text:span text:style-name="T5">sklearn</text:span><text:span text:style-name="T4">）实现，并结合内容过滤与协同过滤，设计混合推荐算法。我们成功开展了用户测试，用户输入其喜爱的书籍后，系统能及时推荐 </text:span><text:span text:style-name="T5">10 </text:span><text:span text:style-name="T4">本高度相关的书籍。用户反馈表明推荐结果与兴趣高度匹配，体验良好。</text:span></text:p>
      <text:p text:style-name="P13"/>
      <text:p text:style-name="P14">职责描述：</text:p>
      <text:p text:style-name="P16"><text:span text:style-name="T4">本人负责从 </text:span><text:span text:style-name="T5">Google Books </text:span><text:span text:style-name="T4">等线上资源爬取书籍数据，并作为核心成员参与混合推荐系统的算法设计与开发，独立完成内容过滤模块的构建和实现。</text:span></text:p>
      <text:p text:style-name="P17"><text:line-break/></text:p>
      <text:p text:style-name="Text_20_body"/>
      <text:p text:style-name="P12">15/09/2024 - 21/11/2024 – Yoga Pose Recognition System Using 3D CNN</text:p>
      <text:p text:style-name="Text_20_body"/>
      <text:p text:style-name="P1">Project Background:</text:p>
      <text:p text:style-name="P1">Developed a neural network-based yoga pose recognition system capable of identifying 82 distinct yoga poses.</text:p>
      <text:p text:style-name="Text_20_body"/>
      <text:p text:style-name="P1">Objective:</text:p>
      <text:p text:style-name="P1">To maximize classification accuracy while demonstrating a deep understanding of neural network model design and implementation.</text:p>
      <text:p text:style-name="Text_20_body"/>
      <text:p text:style-name="P1">Solution:</text:p>
      <text:p text:style-name="P1">Used Google’s MediaPipe Pose Landmarker as a preprocessing tool to extract skeleton data from webcam input. The skeleton was then mapped into a 3D voxel volume, serving as the input for a <text:soft-page-break/>custom-designed 3D Convolutional Neural Network (3D CNN). The model was trained on a GTX1050 (a low-end GPU) and achieved over 80% test accuracy after 2–3 hours of training. Higher accuracy is achievable by increasing voxel resolution or deepening the CNN architecture.</text:p>
      <text:p text:style-name="Text_20_body"/>
      <text:p text:style-name="P1">Technical Highlight:</text:p>
      <text:p text:style-name="P1">Unlike other team members who used transfer learning on large pretrained models such as DenseNet or VGG16 (requiring high-end GPUs and longer training time), I implemented a lightweight, self-developed 3-layer 3D CNN that ran efficiently on modest hardware while still achieving competitive accuracy.</text:p>
      <text:p text:style-name="Text_20_body"/>
      <text:p text:style-name="P1">Key Outcome:</text:p>
      <text:p text:style-name="P1">Built a real-time yoga pose recognition application using a webcam. Thanks to the low-latency architecture, the system was able to deliver near-instantaneous pose recognition with high accuracy, making it suitable for live deployment.</text:p>
      <text:p text:style-name="Text_20_body"/>
      <text:p text:style-name="P1">Role &amp; Responsibilities:</text:p>
      <text:p text:style-name="P1">Solely responsible for the model design and implementation, including data preprocessing, 3D CNN architecture development, training, testing, and integration into a real-time system.</text:p>
      <text:p text:style-name="Text_20_body"/>
      <text:p text:style-name="P18"><text:bookmark text:name="docs-internal-guid-28ddb197-7fff-615c-b2c1-2ada95df2817"/><text:span text:style-name="T6">2024.07 “</text:span><text:span text:style-name="T4">瑜伽姿势识别系统”模型开发</text:span></text:p>
      <text:p text:style-name="P19"/>
      <text:p text:style-name="P20">项目描述：</text:p>
      <text:p text:style-name="P21"><text:span text:style-name="T4">本项目旨在开发一个基于神经网络的瑜伽姿势识别模型，识别 </text:span><text:span text:style-name="T6">82 </text:span><text:span text:style-name="T4">种不同的瑜伽动作，并通过提升准确率来验证对神经网络模型的理解。</text:span></text:p>
      <text:p text:style-name="P21"><text:span text:style-name="T4">系统采用 </text:span><text:span text:style-name="T6">Google </text:span><text:span text:style-name="T4">的 </text:span><text:span text:style-name="T6">MediaPipe Pose Landmarker </text:span><text:span text:style-name="T4">模型提取骨架信息，并将其映射为三维体素（</text:span><text:span text:style-name="T6">voxel</text:span><text:span text:style-name="T4">）输入。基于此数据结构，设计并实现了一个三维卷积神经网络（</text:span><text:span text:style-name="T6">3D CNN</text:span><text:span text:style-name="T4">）用于模型训练。在 </text:span><text:span text:style-name="T6">GTX1050</text:span><text:span text:style-name="T4">（低端 </text:span><text:span text:style-name="T6">GPU</text:span><text:span text:style-name="T4">）上训练 </text:span><text:span text:style-name="T6">2~3 </text:span><text:span text:style-name="T4">小时后，测试准确率达到 </text:span><text:span text:style-name="T6">80% </text:span><text:span text:style-name="T4">以上。进一步提升模型深度和体素分辨率可望进一步提高准确率。</text:span></text:p>
      <text:p text:style-name="P19"/>
      <text:p text:style-name="P20">技术亮点：</text:p>
      <text:p text:style-name="P21"><text:span text:style-name="T4">与组员使用 </text:span><text:span text:style-name="T6">VGG16</text:span><text:span text:style-name="T4">、</text:span><text:span text:style-name="T6">DenseNet </text:span><text:span text:style-name="T4">等大型预训练模型并依赖高性能 </text:span><text:span text:style-name="T6">GPU </text:span><text:span text:style-name="T4">不同，我自研的三层 </text:span><text:span text:style-name="T6">3D CNN </text:span><text:span text:style-name="T4">模型在低端 </text:span><text:span text:style-name="T6">GPU </text:span><text:span text:style-name="T4">上仍能实现较高的准确率，展现出模型轻量化与高效性（组员准确率约 </text:span><text:span text:style-name="T6">90%</text:span><text:span text:style-name="T4">，本模型约 </text:span><text:span text:style-name="T6">80%+</text:span><text:span text:style-name="T4">，但训练资源更少、速度更快）。</text:span></text:p>
      <text:p text:style-name="P19"/>
      <text:p text:style-name="P20">关键成果：</text:p>
      <text:p text:style-name="P20">在训练完成的基础上，实现了一个实时的瑜伽姿势识别系统，通过摄像头采集动作并进行识别，具有低延迟、高准确率的特点，几乎可实现即时反馈。</text:p>
      <text:p text:style-name="P19"/>
      <text:p text:style-name="P20"><text:soft-page-break/>职责描述：</text:p>
      <text:p text:style-name="P22">本人全权负责该模型的设计与实现工作，包括骨架数据预处理、体素生成、神经网络结构设计与训练、以及最终的实时识别系统部署。</text:p>
      <text:p text:style-name="Text_20_body"><text:line-break/></text:p>
      <text:p text:style-name="P12">17/02/2025 - 24/04/2025 – Landscape Image Classification Using Vision Transformer (ViT)</text:p>
      <text:p text:style-name="Text_20_body"/>
      <text:p text:style-name="P1">Project Background:</text:p>
      <text:p text:style-name="P1">This project focused on solving a landscape image classification problem. Given a dataset of diverse landscape images, the task was to build an effective model using machine learning or deep learning techniques.</text:p>
      <text:p text:style-name="Text_20_body"/>
      <text:p text:style-name="P1">Objective:</text:p>
      <text:p text:style-name="P1">To demonstrate both a strong understanding of the applied modeling technique and achieve high classification accuracy.</text:p>
      <text:p text:style-name="Text_20_body"/>
      <text:p text:style-name="P1">Solution:</text:p>
      <text:p text:style-name="P1">Implemented a Vision Transformer (ViT) model in Python, leveraging its strength in capturing global image features for improved performance.</text:p>
      <text:p text:style-name="Text_20_body"/>
      <text:p text:style-name="P1">Key Outcome:</text:p>
      <text:p text:style-name="P1">The ViT model achieved over 90% accuracy on the test set, indicating excellent generalization capability on unseen landscape images.</text:p>
      <text:p text:style-name="Text_20_body"/>
      <text:p text:style-name="P1">Role &amp; Responsibilities:</text:p>
      <text:p text:style-name="P1">Responsible for end-to-end model implementation and testing, including coding, training, evaluation, and performance validation.</text:p>
      <text:p text:style-name="Text_20_body"/>
      <text:p text:style-name="P18"><text:bookmark text:name="docs-internal-guid-ae1ce977-7fff-0aaf-0849-9d28e2afeb8a"/><text:span text:style-name="T6">2024.06 “</text:span><text:span text:style-name="T4">风景图像分类模型”项目开发</text:span></text:p>
      <text:p text:style-name="P19"/>
      <text:p text:style-name="P20">项目描述：</text:p>
      <text:p text:style-name="P20">本项目旨在解决风景图像分类问题。根据给定的图像数据集，使用机器学习或神经网络方法开发出高准确率的分类模型，以展示对模型原理的深入理解与应用能力。</text:p>
      <text:p text:style-name="P21"><text:span text:style-name="T4">本项目使用 </text:span><text:span text:style-name="T6">Python </text:span><text:span text:style-name="T4">实现视觉变换器（</text:span><text:span text:style-name="T6">Vision Transformer, ViT</text:span><text:span text:style-name="T4">）模型，充分利用其对图像全局特征的建模能力，以提升分类效果。</text:span></text:p>
      <text:p text:style-name="P19"/>
      <text:p text:style-name="P20">关键成果：</text:p>
      <text:p text:style-name="P21"><text:soft-page-break/><text:span text:style-name="T4">所实现的 </text:span><text:span text:style-name="T6">ViT </text:span><text:span text:style-name="T4">模型在测试集上达到了 </text:span><text:span text:style-name="T6">90% </text:span><text:span text:style-name="T4">以上的准确率，展现出优异的分类性能和模型泛化能力。</text:span></text:p>
      <text:p text:style-name="P19"/>
      <text:p text:style-name="P20">职责描述：</text:p>
      <text:p text:style-name="P22">本人负责系统的整体实现与测试工作，包括模型搭建、训练与性能评估等。</text:p>
      <text:p text:style-name="Text_20_body"><text:line-break/></text:p>
      <text:p text:style-name="P23"/>
      <text:p text:style-name="P24"/>
      <text:p text:style-name="P24"/>
      <text:p text:style-name="P24"/>
      <text:p text:style-name="P25"/>
      <text:p text:style-name="P26"/>
      <text:p text:style-name="P25"><text:span text:style-name="T7">My full resume below:</text:span></text:p>
      <text:p text:style-name="P27"><text:bookmark text:name="docs-internal-guid-a785da57-7fff-498d-2c7a-656598d5e803"/>Renhua Luo</text:p>
      <text:p text:style-name="P28">Sydney, NSW, Australia | P: +61 421619749| Luorenhua.com@gmail.com</text:p>
      <text:p text:style-name="P29"><text:span text:style-name="T8">SKILL SET</text:span><text:span text:style-name="T9"> </text:span></text:p>
      <text:p text:style-name="P30"><text:span text:style-name="T10">Technical Skills</text:span><text:span text:style-name="T11">: Python, C, JavaScript, Pandas, NumPy, Matplotlib, Scikit-learn, PyTorch, PostgreSQL, Microsoft Office (including Excel VBA), Webdev</text:span></text:p>
      <text:p text:style-name="P30"><text:span text:style-name="T10">Accounting &amp; Finance Skills:</text:span><text:span text:style-name="T9"> </text:span><text:span text:style-name="T11">Financial Accounting, Cost &amp; Management Accounting, Derivatives Instruments</text:span></text:p>
      <text:p text:style-name="P30"><text:span text:style-name="T10">Language Skills:</text:span><text:span text:style-name="T9"> </text:span><text:span text:style-name="T11">Chinese (Mandarin) – Native; English – Fluent; Lao – Fluent; Japanese – Intermediate.</text:span></text:p>
      <text:p text:style-name="P31"/>
      <text:p text:style-name="P29"><text:span text:style-name="T8">EXPERIENCE</text:span><text:span text:style-name="T9"> </text:span></text:p>
      <text:p text:style-name="P30"><text:span text:style-name="T12">DCG Global </text:span><text:span text:style-name="T11">Sydney, Australia</text:span></text:p>
      <text:p text:style-name="P30"><text:span text:style-name="T12">Receptionist                                                                                                                                                       </text:span><text:span text:style-name="T11">Jul 2025 – Present</text:span></text:p>
      <text:list text:style-name="L9">
        <text:list-item>
          <text:p text:style-name="P32"><text:span text:style-name="T13">Cryptocurrency Exchange &amp; RWA</text:span><text:span text:style-name="T14"> </text:span><text:span text:style-name="T13">Exposure</text:span><text:span text:style-name="T14">: Gained practical understanding of how cryptocurrency exchanges and real-world asset (RWA) projects operate in a fast-paced fintech environment.</text:span></text:p>
        </text:list-item>
        <text:list-item>
          <text:p text:style-name="P32"><text:span text:style-name="T13">Frontline Client Support</text:span><text:span text:style-name="T14">: Served as the first point of contact, welcoming clients, handling queries, and developing strong communication and customer service skills.</text:span></text:p>
        </text:list-item>
        <text:list-item>
          <text:p text:style-name="P32"><text:span text:style-name="T13">Customer Onboarding &amp; Compliance</text:span><text:span text:style-name="T14">: Guided customers through KYC and onboarding procedures, ensuring compliance with financial regulations and security best practices.</text:span></text:p>
        </text:list-item>
        <text:list-item>
          <text:p text:style-name="P32"><text:span text:style-name="T13">Mobile App Maintenance</text:span><text:span text:style-name="T14">: Assisted in testing and maintaining the company’s Flutter-based mobile app with microservices architecture, performing bug identification, troubleshooting, and usability improvements.</text:span></text:p>
        </text:list-item>
        <text:list-item>
          <text:p text:style-name="P33"><text:span text:style-name="T15">Documentation &amp; Training: </text:span>Authored user manuals to support onboarding and knowledge transfer, while also mentoring and supervising new interns.</text:p>
        </text:list-item>
        <text:list-item>
          <text:p text:style-name="P33"><text:span text:style-name="T15">Adaptability &amp; Multitasking:</text:span> Balanced technical support and customer-facing responsibilities, demonstrating flexibility in a dynamic and evolving industry.</text:p>
        </text:list-item>
      </text:list>
      <text:p text:style-name="Text_20_body"/>
      <text:p text:style-name="P30"><text:span text:style-name="T12">SongFei Construction &amp; Decoration Co., Ltd </text:span><text:span text:style-name="T11">Vientiane, Laos</text:span></text:p>
      <text:p text:style-name="P30"><text:span text:style-name="T11">IT Intern</text:span><text:span text:style-name="T9"> </text:span><text:span text:style-name="T11">Dec 2024 – Jan 2025</text:span></text:p>
      <text:list text:style-name="L10">
        <text:list-item>
          <text:p text:style-name="P34"><text:span text:style-name="T13">Automated Salary Calculation:</text:span><text:span text:style-name="T14"> Developed a Python-based program using </text:span><text:span text:style-name="T13">Pandas</text:span><text:span text:style-name="T14"> and </text:span><text:span text:style-name="T13">NumPy</text:span><text:span text:style-name="T14"> to extract employee’s attendance and calculate monthly salaries, replacing existing laborious manual processes with automation for improved accuracy &amp; efficiency. </text:span><text:span text:style-name="T13">The half-day manual process involving both the manager and the accountant now takes just 10 minutes</text:span><text:span text:style-name="T14">.</text:span></text:p>
        </text:list-item>
        <text:list-item>
          <text:p text:style-name="P34"><text:span text:style-name="T13">E-commerce Website Development: </text:span><text:span text:style-name="T14">Built an IKEA-style online store using </text:span><text:span text:style-name="T13">React</text:span><text:span text:style-name="T14"> and </text:span><text:span text:style-name="T13">Next.js</text:span><text:span text:style-name="T14"> to sell furniture and construction materials, enhancing user experience and establishing the company's digital sales channel.</text:span></text:p>
        </text:list-item>
        <text:list-item>
          <text:p text:style-name="P34"><text:span text:style-name="T13">3D Kitchen Planner:</text:span><text:span text:style-name="T14"> Developed an interactive 3D kitchen design tool with </text:span><text:span text:style-name="T13">Three.js</text:span><text:span text:style-name="T14"> and </text:span><text:span text:style-name="T13">React Three Fiber</text:span><text:span text:style-name="T14">, allowing customers to create custom kitchen layouts; integrated with CNC machines by converting designs into G-Code, streamlining production and increasing efficiency.</text:span></text:p>
        </text:list-item>
      </text:list>
      <text:p text:style-name="P35"/>
      <text:p text:style-name="P35">Accounting Intern <text:s text:c="12"/>2021/06/28 - Present</text:p>
      <text:p text:style-name="P35">A3x Partners</text:p>
      <text:list text:style-name="L11">
        <text:list-item>
          <text:p text:style-name="P36">An ongoing internship with a local Accounting firm where I have been tasked with various entry level accounting tasks</text:p>
        </text:list-item>
        <text:list-item>
          <text:p text:style-name="P36"><text:soft-page-break/>Performed general admin tasks such as article translation (En to Cn), document digitization etc.</text:p>
        </text:list-item>
        <text:list-item>
          <text:p text:style-name="P36">Assisted a senior Accountant in the preparation of individual tax returns</text:p>
        </text:list-item>
        <text:list-item>
          <text:p text:style-name="P36">Preformed information capturing on various documents for the purpose of bookkeeping</text:p>
        </text:list-item>
      </text:list>
      <text:p text:style-name="P37"/>
      <text:p text:style-name="P37">A3x Partners <text:s text:c="138"/>澳大利亚，墨尔本</text:p>
      <text:p text:style-name="P37">会计实习生 <text:s text:c="126"/>2021.06 – 至今 <text:s text:c="81"/></text:p>
      <text:list text:style-name="L12">
        <text:list-item>
          <text:p text:style-name="P38">曾在一家当地会计师事务所实习，期间每周处理各类基础会计工作，包括：协助事务所会计师准备个人纳税申报表、公司注册申请表及营业收入记账等</text:p>
        </text:list-item>
        <text:list-item>
          <text:p text:style-name="P38">负责常规办公室行政工作，如：文件翻译（英译中）、文档电子化及资料整理归档</text:p>
        </text:list-item>
        <text:list-item>
          <text:p text:style-name="P38">实习期间获得团队会计师的高度评价，通过将课堂理论知识应用于实践，显著提升了专业实操能力与自主学习能力</text:p>
        </text:list-item>
      </text:list>
      <text:p text:style-name="P37"/>
      <text:p text:style-name="P29"><text:span text:style-name="T8">PROJECTS</text:span><text:span text:style-name="T9"> </text:span></text:p>
      <text:p text:style-name="P30"><text:span text:style-name="T10">Recommendation Engine</text:span><text:span text:style-name="T9"> </text:span><text:span text:style-name="T11">Aug 2024</text:span></text:p>
      <text:list text:style-name="L13">
        <text:list-item>
          <text:p text:style-name="P39"><text:span text:style-name="T14">Designed and implemented book recommendation application in 4-person team using </text:span><text:span text:style-name="T13">Python</text:span><text:span text:style-name="T14"> and recommendation algorithms (Hybrid </text:span><text:span text:style-name="T13">content-filtering</text:span><text:span text:style-name="T14"> and </text:span><text:span text:style-name="T13">collaborative-filtering</text:span><text:span text:style-name="T14"> approaches).</text:span></text:p>
        </text:list-item>
        <text:list-item>
          <text:p text:style-name="P40">Enabled personalized book recommendations based on user preferences and profiles.</text:p>
        </text:list-item>
      </text:list>
      <text:p text:style-name="Text_20_body"/>
      <text:p text:style-name="P30"><text:span text:style-name="T10">Deep-learning based Yoga-pose Recognition System</text:span><text:span text:style-name="T9"> </text:span><text:span text:style-name="T11">Dec 2024</text:span></text:p>
      <text:list text:style-name="L14">
        <text:list-item>
          <text:p text:style-name="P41"><text:span text:style-name="T14">Designed and implemented a </text:span><text:span text:style-name="T13">3D CNN</text:span><text:span text:style-name="T14"> (</text:span><text:span text:style-name="T13">Convolutional neural network</text:span><text:span text:style-name="T14">) model using Python and </text:span><text:span text:style-name="T13">PyTorch</text:span><text:span text:style-name="T14">.</text:span></text:p>
        </text:list-item>
        <text:list-item>
          <text:p text:style-name="P42">Achieved 80% test accuracy in real-time yoga-pose classification using a webcam. </text:p>
        </text:list-item>
      </text:list>
      <text:p text:style-name="P31"/>
      <text:p text:style-name="P29"><text:span text:style-name="T8">EDUCATION</text:span><text:span text:style-name="T9"> </text:span></text:p>
      <text:p text:style-name="P30"><text:span text:style-name="T12">University of New South Wales (UNSW)</text:span><text:span text:style-name="T9"> </text:span><text:span text:style-name="T11">Sydney, Australia</text:span></text:p>
      <text:p text:style-name="P30"><text:span text:style-name="T16">Master of Information Technology</text:span><text:span text:style-name="T9"> </text:span><text:span text:style-name="T11">June 2025</text:span></text:p>
      <text:p text:style-name="P43">Major in Data Science and Engineering </text:p>
      <text:p text:style-name="P43">Cumulative WAM: 75/100</text:p>
      <text:p text:style-name="P43">Relevant Coursework: Data structure and algorithm; Big data management; Recommender systems; Machine learning and data mining; Neural networks and deep learning; Computer vision</text:p>
      <text:p text:style-name="Text_20_body"/>
      <text:p text:style-name="P30"><text:span text:style-name="T12">University of Melbourne</text:span><text:span text:style-name="T9"> </text:span><text:span text:style-name="T11">Melbourne, Australia</text:span></text:p>
      <text:p text:style-name="P30"><text:span text:style-name="T16">Bachelor of Commerce</text:span><text:span text:style-name="T9"> </text:span><text:span text:style-name="T11">July 2022</text:span></text:p>
      <text:p text:style-name="P43">Major in Accounting &amp; Finance </text:p>
      <text:p text:style-name="P43">Cumulative WAM: 77.12/100</text:p>
      <text:p text:style-name="P43">Relevant Coursework: Financial accounting; Cost accounting; Econometrics, Derivative securities, Taxation law</text:p>
      <text:p text:style-name="P31"/>
      <text:p text:style-name="P29"><text:span text:style-name="T8">ACTIVITIES</text:span><text:span text:style-name="T9"> </text:span></text:p>
      <text:p text:style-name="P30"><text:span text:style-name="T12">Bicycle Society, UNSW</text:span><text:span text:style-name="T9"> </text:span><text:span text:style-name="T11">Sydney, Australia</text:span></text:p>
      <text:p text:style-name="P30"><text:span text:style-name="T11">Treasurer</text:span><text:span text:style-name="T9"> </text:span><text:span text:style-name="T11">July 2024 – </text:span><text:span text:style-name="T17">July 2025</text:span></text:p>
      <text:list text:style-name="L15">
        <text:list-item>
          <text:p text:style-name="P44"><text:soft-page-break/><text:span text:style-name="T13">Financial Management &amp; Budgeting</text:span><text:span text:style-name="T14">: Co-founded and oversee the club’s finances, ensuring accurate accounting &amp; budgeting</text:span></text:p>
        </text:list-item>
        <text:list-item>
          <text:p text:style-name="P45">Tasked with organising cycling events, fostering community engagement while strengthening leadership and communication skills.</text:p>
        </text:list-item>
      </text:list>
      <text:p text:style-name="P46"/>
      <text:p text:style-name="P47"> </text:p>
      <text:p text:style-name="P47"/>
      <text:p text:style-name="P48">Tea and Coffee Society, University of New South Wales, <text:span text:style-name="T18">Sydney, Australia       </text:span> </text:p>
      <text:p text:style-name="P49">Event subcommittee 2024/2/1 - 2024/11/20 </text:p>
      <text:p text:style-name="P50">• A student-run society affiliated with the University of New South Wales. Aim to promote tea and coffee culture to the wider university community </text:p>
      <text:p text:style-name="P50">• I am tasked with running club events and brainstorming new event ideas with the rest of the event subcommittee.</text:p>
      <text:p text:style-name="P46"/>
      <text:p text:style-name="P25"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Exo" svg:font-family="Exo, sans-serif"/>
    <style:font-face style:name="Garamond" svg:font-family="Garamond, serif"/>
    <style:font-face style:name="Garamond1" svg:font-family="Garamond, serif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8T20:12:19.376926500</meta:creation-date>
    <dc:date>2025-09-23T08:48:02.869574400</dc:date>
    <meta:editing-duration>P1DT11H23M20S</meta:editing-duration>
    <meta:editing-cycles>5</meta:editing-cycles>
    <meta:generator>LibreOffice/25.8.1.1$Windows_X86_64 LibreOffice_project/54047653041915e595ad4e45cccea684809c77b5</meta:generator>
    <meta:document-statistic meta:table-count="0" meta:image-count="0" meta:object-count="0" meta:page-count="9" meta:paragraph-count="153" meta:word-count="2649" meta:character-count="13199" meta:non-whitespace-character-count="11178"/>
  </office:meta>
</office:document-meta>
</file>